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cda32" officeooo:paragraph-rsid="001cda32"/>
    </style:style>
    <style:style style:name="P2" style:family="paragraph" style:parent-style-name="Standard">
      <style:text-properties officeooo:rsid="001cda32" officeooo:paragraph-rsid="001cda32"/>
    </style:style>
    <style:style style:name="P3" style:family="paragraph" style:parent-style-name="Standard">
      <style:text-properties officeooo:rsid="001e37aa" officeooo:paragraph-rsid="001e37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 and Java</text:p>
      <text:p text:style-name="P1"/>
      <text:p text:style-name="P1">XML is an industry standard defined by the World Wide Web Consortium (W3C).</text:p>
      <text:p text:style-name="P1"/>
      <text:p text:style-name="P1">The eXtensible Markup Language (XML), derived from the Standard Generalized Markup</text:p>
      <text:p text:style-name="P1"/>
      <text:p text:style-name="P1">Language (SGML), was originally envisioned as a language for defining new document formats</text:p>
      <text:p text:style-name="P1"/>
      <text:p text:style-name="P1">for the World Wide Web. XML can actually be considered to be a meta­language as it is used to</text:p>
      <text:p text:style-name="P1"/>
      <text:p text:style-name="P1">construct other languages.</text:p>
      <text:p text:style-name="P1"/>
      <text:p text:style-name="P1">XSD (XML Schema Definition) = grammar for xml documents.</text:p>
      <text:p text:style-name="P1"/>
      <text:p text:style-name="P1">DTD (Document Type Definition) = first language definition mechanism replaced by XSD.</text:p>
      <text:p text:style-name="P1"/>
      <text:p text:style-name="P1">XSD = Xml Schema Definition is an XML­based grammar declaration used to describe the</text:p>
      <text:p text:style-name="P1"/>
      <text:p text:style-name="P1">structure and content of an XM document.</text:p>
      <text:p text:style-name="P1"/>
      <text:p text:style-name="P1">Thanks to XSD, elements and attributes become strongly and have datatype information associated</text:p>
      <text:p text:style-name="P1"/>
      <text:p text:style-name="P1">with them. Such strongly typed XML can now be mapped to objects using JAXB.</text:p>
      <text:p text:style-name="P1"/>
      <text:p text:style-name="P1">SAX = Simple API for XML (SAX): reads in the XML data source and makes callbacks to the</text:p>
      <text:p text:style-name="P1"/>
      <text:p text:style-name="P1">application whenever it encounters a distinct section (the end of an element).</text:p>
      <text:p text:style-name="P1"/>
      <text:p text:style-name="P1">DOM = Document Object Model (DOM): reads in an entire XML data source and contructs a</text:p>
      <text:p text:style-name="P1"/>
      <text:p text:style-name="P1">treelike representation of it in memory.</text:p>
      <text:p text:style-name="P1"/>
      <text:p text:style-name="P1">XPath = is a query language designed to query XML structures that is used by a variety of other</text:p>
      <text:p text:style-name="P1"/>
      <text:p text:style-name="P1">XML standards, including XSLT, XPointer and XQuery. It defines the syntax for creating</text:p>
      <text:p text:style-name="P1"/>
      <text:p text:style-name="P1">expressions, which are evaluated against an XML document.</text:p>
      <text:p text:style-name="P1"/>
      <text:p text:style-name="P1">The most common type of XPath expression is a location path, which represents a node.</text:p>
      <text:p text:style-name="P1"/>
      <text:p text:style-name="P1">XQuery = is another query language that is designed to query collections of XML data using</text:p>
      <text:p text:style-name="P1"/>
      <text:p text:style-name="P1">XPath expressions.</text:p>
      <text:p text:style-name="P1"/>
      <text:p text:style-name="P1">XSLT = A key advantage of XML over other data formats is the ability to transform an XML</text:p>
      <text:p text:style-name="P1"/>
      <text:p text:style-name="P1">document from one vocabulary to another, in a generic manner. For example you can render an</text:p>
      <text:p text:style-name="P1"/>
      <text:p text:style-name="P1">XML document into a print­friendly format or into a web page. The technology that enables this</text:p>
      <text:p text:style-name="P1"><text:soft-page-break/></text:p>
      <text:p text:style-name="P1">translation is the eXtensible Stylesheet Language Transformations (XSLT).</text:p>
      <text:p text:style-name="P1"/>
      <text:p text:style-name="P1">XML Specifications in Java</text:p>
      <text:p text:style-name="P1"/>
      <text:p text:style-name="P1">The XML ecosystem was created by the W3C. But because it works hand in hand with Java, there</text:p>
      <text:p text:style-name="P1"/>
      <text:p text:style-name="P1">are several XML­related specifications that were created within the JCP. Examples include from</text:p>
      <text:p text:style-name="P1"/>
      <text:p text:style-name="P1">processing XML to binding documents into Java objects.</text:p>
      <text:p text:style-name="P1"/>
      <text:p text:style-name="P1">JAXP (Java Architecture for XML Processing) is a low­level specification that gives you the</text:p>
      <text:p text:style-name="P1"/>
      <text:p text:style-name="P1">possibility to process XML in a very flexible manner; allowing you to use SAX, DOM, or XSLT.</text:p>
      <text:p text:style-name="P1"/>
      <text:p text:style-name="P1">It is the API used under the hood for JAXB or StAX.</text:p>
      <text:p text:style-name="P1"/>
      <text:p text:style-name="P1">JAXB (Java architecture for XML Binding) specification provides a set of APIs and annotations</text:p>
      <text:p text:style-name="P1"/>
      <text:p text:style-name="P1">for representing XML documents as Java artifacts, allowing developers to work with Java objects</text:p>
      <text:p text:style-name="P1"/>
      <text:p text:style-name="P1">representing XML documents. JAXB facilitates unmarshalling XML documents into objects and</text:p>
      <text:p text:style-name="P1"/>
      <text:p text:style-name="P1">marshalling objects back into XML documents. Even if JAXB can be used for any XML purpose,</text:p>
      <text:p text:style-name="P1"/>
      <text:p text:style-name="P1">it is tightly integrated with JAX­WS.</text:p>
      <text:p text:style-name="P1"/>
      <text:p text:style-name="P1">StAX (Streaming API for XML) is an API to read and write XML documents. Its main focus is</text:p>
      <text:p text:style-name="P1"/>
      <text:p text:style-name="P1">to gather the benefits of tree­based APIs (DOM parsers) and event­based APIs (SAX parsers).</text:p>
      <text:p text:style-name="P1"/>
      <text:p text:style-name="P1">DOM parsers allow random, unlimited access to the document, while SAX parsers provide a</text:p>
      <text:p text:style-name="P1"/>
      <text:p text:style-name="P1">smaller memory footprint and have reduced processor requirements.</text:p>
      <text:p text:style-name="P1"/>
      <text:p text:style-name="P1">JAXP with SAX</text:p>
      <text:p text:style-name="P1"/>
      <text:p text:style-name="P1">SAX is known for its low memory requirements and fast processing functionality. SAX is</text:p>
      <text:p text:style-name="P1"/>
      <text:p text:style-name="P1">an event­driven, serial access mechanism to parse XML documents. You have to provide the</text:p>
      <text:p text:style-name="P1"/>
      <text:p text:style-name="P1">parser with callback methods that are invoked by the parser as it reads the XML document. For</text:p>
      <text:p text:style-name="P1"/>
      <text:p text:style-name="P1">example, the SAX parser calls a method in your application each time an element is reached and</text:p>
      <text:p text:style-name="P1"/>
      <text:p text:style-name="P1">calls a different method when a text node is encountered.</text:p>
      <text:p text:style-name="P1"/>
      <text:p text:style-name="P1">maintaining any state from previously parsed elements is called state­indipendente processing.</text:p>
      <text:p text:style-name="P1"/>
      <text:p text:style-name="P1"><text:soft-page-break/>This is the most suited model for processing XML resources with SAX parsers. The other model is</text:p>
      <text:p text:style-name="P1"/>
      <text:p text:style-name="P1">state­dependent parsing, which is handled with pull parsars like StAX parsers.</text:p>
      <text:p text:style-name="P1"/>
      <text:p text:style-name="P1"/>
      <text:p text:style-name="P1"/>
      <text:p text:style-name="P1"/>
      <text:h text:style-name="Heading_20_1" text:outline-level="1">JAXB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5:50:28.855555883</meta:creation-date>
    <dc:date>2014-12-01T00:26:22.526349860</dc:date>
    <meta:editing-duration>P0D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3" meta:paragraph-count="52" meta:word-count="630" meta:character-count="3818" meta:non-whitespace-character-count="3240"/>
  </office:meta>
</office:document-meta>
</file>